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64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RESET&amp;pl_MOVE:y64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_MOVE:x-128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_ANIMPAU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64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RESET&amp;pl_SETDIR:3&amp;nathan_ANIMRESUME&amp;nathan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_ANIMPAU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RESET&amp;pl_SETDIR:3&amp;nathan_ANIMRESUME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_SETDIR:3&amp;nathan_ANIMRESET&amp;nathan_MOVE:x128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LEARTARGET&amp;nathan_CLEARENTITY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5/24/2020</text:date>, <text:time>20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20-05-24T20:39:20.01</dc:date>
    <meta:editing-duration>P123DT22H37M30S</meta:editing-duration>
    <meta:editing-cycles>853</meta:editing-cycles>
    <meta:generator>OpenOffice/4.1.2$Win32 OpenOffice.org_project/412m3$Build-9782</meta:generator>
    <dc:creator>Seab Dinch</dc:creator>
    <meta:document-statistic meta:table-count="3" meta:cell-count="1671" meta:object-count="0"/>
  </office:meta>
</office:document-meta>
</file>